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Mono2" svg:font-family="'Liberation Mono', 'Courier New', 'DejaVu Sans Mono', 'Lucida Sans Typewriter'"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officeooo:rsid="001a6d06" officeooo:paragraph-rsid="001a6d06"/>
    </style:style>
    <style:style style:name="P2" style:family="paragraph" style:parent-style-name="Standard">
      <style:text-properties officeooo:rsid="001a6d06" officeooo:paragraph-rsid="001c9a18"/>
    </style:style>
    <style:style style:name="P3" style:family="paragraph" style:parent-style-name="Text_20_body">
      <style:text-properties style:font-name="Liberation Serif" fo:font-size="12pt" fo:font-style="normal" fo:font-weight="normal" officeooo:paragraph-rsid="001c9a18" style:font-size-asian="12pt" style:font-style-asian="normal" style:font-weight-asian="normal" style:font-weight-complex="normal"/>
    </style:style>
    <style:style style:name="P4" style:family="paragraph" style:parent-style-name="Text_20_body">
      <style:text-properties fo:font-weight="normal" officeooo:paragraph-rsid="001c9a18"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style:text-properties fo:font-weight="normal" style:font-weight-asian="normal" style:font-weight-complex="normal"/>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text-properties fo:font-weight="normal" style:font-weight-asian="normal" style:font-weight-complex="normal"/>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paragraph-properties fo:margin-top="0cm" fo:margin-bottom="0cm" style:contextual-spacing="false"/>
      <style:text-properties officeooo:paragraph-rsid="001ce53a"/>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text-properties fo:font-weight="normal" style:font-weight-asian="normal" style:font-weight-complex="normal"/>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text-properties fo:font-weight="normal" style:font-weight-asian="normal" style:font-weight-complex="normal"/>
    </style:style>
    <style:style style:name="P16" style:family="paragraph" style:parent-style-name="Text_20_body">
      <style:paragraph-properties fo:margin-top="0cm" fo:margin-bottom="0.046cm" style:contextual-spacing="false"/>
    </style:style>
    <style:style style:name="P17" style:family="paragraph" style:parent-style-name="Text_20_body">
      <style:paragraph-properties fo:margin-top="0cm" fo:margin-bottom="0.046cm" style:contextual-spacing="false"/>
      <style:text-properties fo:font-weight="normal" style:font-weight-asian="normal" style:font-weight-complex="normal"/>
    </style:style>
    <style:style style:name="P18" style:family="paragraph" style:parent-style-name="Text_20_body" style:list-style-name="L5">
      <style:paragraph-properties fo:margin-top="0cm" fo:margin-bottom="0.046cm" style:contextual-spacing="false"/>
      <style:text-properties fo:font-weight="normal" style:font-weight-asian="normal" style:font-weight-complex="normal"/>
    </style:style>
    <style:style style:name="P19" style:family="paragraph" style:parent-style-name="Text_20_body" style:list-style-name="L5">
      <style:paragraph-properties fo:margin-top="0cm" fo:margin-bottom="0.046cm" style:contextual-spacing="false"/>
    </style:style>
    <style:style style:name="P20" style:family="paragraph" style:parent-style-name="Text_20_body" style:list-style-name="L6">
      <style:paragraph-properties fo:margin-top="0cm" fo:margin-bottom="0.046cm" style:contextual-spacing="false"/>
      <style:text-properties fo:font-weight="normal" style:font-weight-asian="normal" style:font-weight-complex="normal"/>
    </style:style>
    <style:style style:name="P21" style:family="paragraph" style:parent-style-name="Text_20_body" style:list-style-name="L7">
      <style:paragraph-properties fo:margin-top="0cm" fo:margin-bottom="0.046cm" style:contextual-spacing="false"/>
      <style:text-properties fo:font-weight="normal" style:font-weight-asian="normal" style:font-weight-complex="normal"/>
    </style:style>
    <style:style style:name="P22" style:family="paragraph" style:parent-style-name="Text_20_body" style:list-style-name="L7">
      <style:paragraph-properties fo:margin-top="0cm" fo:margin-bottom="0.046cm" style:contextual-spacing="false"/>
    </style:style>
    <style:style style:name="P23" style:family="paragraph" style:parent-style-name="Text_20_body">
      <style:paragraph-properties fo:margin-left="1.251cm" fo:margin-right="0cm" fo:margin-top="0cm" fo:margin-bottom="0cm" style:contextual-spacing="false" fo:text-indent="-0.499cm" style:auto-text-indent="false">
        <style:tab-stops>
          <style:tab-stop style:position="1.251cm"/>
        </style:tab-stops>
      </style:paragraph-properties>
    </style:style>
    <style:style style:name="P24" style:family="paragraph" style:parent-style-name="Text_20_body">
      <style:paragraph-properties fo:margin-left="1.251cm" fo:margin-right="0cm" fo:margin-top="0cm" fo:margin-bottom="0cm" style:contextual-spacing="false" fo:text-indent="-0.499cm" style:auto-text-indent="false">
        <style:tab-stops>
          <style:tab-stop style:position="1.251cm"/>
        </style:tab-stops>
      </style:paragraph-properties>
      <style:text-properties style:font-name="Liberation Mono1" fo:font-size="12pt" fo:font-style="normal" fo:font-weight="normal" officeooo:rsid="00285223" officeooo:paragraph-rsid="00285223" style:font-size-asian="12pt" style:font-style-asian="normal" style:font-weight-asian="normal"/>
    </style:style>
    <style:style style:name="P25" style:family="paragraph" style:parent-style-name="Text_20_body">
      <style:paragraph-properties fo:margin-left="1.251cm" fo:margin-right="0cm" fo:margin-top="0cm" fo:margin-bottom="0cm" style:contextual-spacing="false" fo:text-indent="-0.499cm" style:auto-text-indent="false">
        <style:tab-stops>
          <style:tab-stop style:position="1.251cm"/>
        </style:tab-stops>
      </style:paragraph-properties>
      <style:text-properties style:font-name="Liberation Mono1" fo:font-size="12pt" fo:font-style="normal" fo:font-weight="normal" style:font-size-asian="12pt" style:font-style-asian="normal" style:font-weight-asian="normal"/>
    </style:style>
    <style:style style:name="P26"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style>
    <style:style style:name="P27"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text-properties officeooo:paragraph-rsid="00285223"/>
    </style:style>
    <style:style style:name="P28"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text-properties style:text-outline="false" style:text-line-through-style="none" style:text-line-through-type="none" style:font-name="Liberation Mono1" fo:font-size="12pt" fo:font-style="normal" fo:text-shadow="none" style:text-underline-style="none" fo:font-weight="normal" officeooo:paragraph-rsid="00285223" style:font-size-asian="12pt" style:font-style-asian="normal" style:font-weight-asian="normal" style:text-emphasize="none"/>
    </style:style>
    <style:style style:name="P29"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text-properties style:text-outline="false" style:text-line-through-style="none" style:text-line-through-type="none" style:font-name="Liberation Mono1" fo:font-size="12pt" fo:font-style="normal" fo:text-shadow="none" style:text-underline-style="none" fo:font-weight="normal" officeooo:paragraph-rsid="002a17e5" style:font-size-asian="12pt" style:font-style-asian="normal" style:font-weight-asian="normal" style:text-emphasize="none"/>
    </style:style>
    <style:style style:name="P30"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text-properties officeooo:paragraph-rsid="002c0085"/>
    </style:style>
    <style:style style:name="P31" style:family="paragraph" style:parent-style-name="Text_20_body">
      <style:paragraph-properties fo:margin-left="1.251cm" fo:margin-right="0cm" fo:margin-top="0cm" fo:margin-bottom="0cm" style:contextual-spacing="false" fo:text-indent="-0.499cm" style:auto-text-indent="false" style:writing-mode="lr-tb">
        <style:tab-stops>
          <style:tab-stop style:position="1.251cm"/>
        </style:tab-stops>
      </style:paragraph-properties>
      <style:text-properties style:text-outline="false" style:text-line-through-style="none" style:text-line-through-type="none" style:font-name="Liberation Mono1" fo:font-size="12pt" fo:font-style="normal" fo:text-shadow="none" style:text-underline-style="none" fo:font-weight="normal" officeooo:rsid="002c0085" officeooo:paragraph-rsid="002c0085" style:font-size-asian="12pt" style:font-style-asian="normal" style:font-weight-asian="normal" style:text-emphasize="none"/>
    </style:style>
    <style:style style:name="P32" style:family="paragraph" style:parent-style-name="Text_20_body">
      <style:paragraph-properties fo:margin-top="0cm" fo:margin-bottom="0.046cm" style:contextual-spacing="false"/>
      <style:text-properties officeooo:paragraph-rsid="0021cddb"/>
    </style:style>
    <style:style style:name="P33" style:family="paragraph" style:parent-style-name="Text_20_body">
      <style:paragraph-properties fo:margin-top="0cm" fo:margin-bottom="0.046cm" style:contextual-spacing="false"/>
      <style:text-properties officeooo:paragraph-rsid="0024b56d"/>
    </style:style>
    <style:style style:name="P34" style:family="paragraph" style:parent-style-name="Text_20_body">
      <style:paragraph-properties fo:margin-top="0cm" fo:margin-bottom="0.046cm" style:contextual-spacing="false"/>
      <style:text-properties officeooo:paragraph-rsid="0028160b"/>
    </style:style>
    <style:style style:name="P35" style:family="paragraph" style:parent-style-name="Text_20_body">
      <style:paragraph-properties fo:margin-top="0cm" fo:margin-bottom="0.046cm" style:contextual-spacing="false"/>
      <style:text-properties officeooo:paragraph-rsid="00267be9"/>
    </style:style>
    <style:style style:name="P36" style:family="paragraph" style:parent-style-name="Standard">
      <style:paragraph-properties fo:margin-top="0cm" fo:margin-bottom="0.046cm" style:contextual-spacing="false"/>
      <style:text-properties fo:color="#000000" loext:opacity="100%" style:text-outline="false" style:text-line-through-style="none" style:text-line-through-type="none" style:font-name="Liberation Sans" fo:font-size="10pt" fo:font-style="normal" fo:text-shadow="none" style:text-underline-style="none" fo:font-weight="normal" officeooo:rsid="00267be9" officeooo:paragraph-rsid="00267be9" style:font-size-asian="10pt" style:font-style-asian="normal" style:font-weight-asian="normal" style:text-emphasize="none"/>
    </style:style>
    <style:style style:name="P37" style:family="paragraph" style:parent-style-name="Standard">
      <style:paragraph-properties fo:margin-top="0cm" fo:margin-bottom="0.046cm" style:contextual-spacing="false"/>
      <style:text-properties officeooo:paragraph-rsid="00267be9"/>
    </style:style>
    <style:style style:name="P38" style:family="paragraph" style:parent-style-name="Standard">
      <style:paragraph-properties fo:margin-top="0cm" fo:margin-bottom="0.247cm" style:contextual-spacing="false" fo:line-height="115%"/>
      <style:text-properties officeooo:paragraph-rsid="0028160b"/>
    </style:style>
    <style:style style:name="P39" style:family="paragraph" style:parent-style-name="Text_20_body">
      <style:text-properties officeooo:paragraph-rsid="0028160b"/>
    </style:style>
    <style:style style:name="P40" style:family="paragraph" style:parent-style-name="Text_20_body" style:list-style-name="L8">
      <style:paragraph-properties fo:margin-top="0cm" fo:margin-bottom="0cm" style:contextual-spacing="false"/>
    </style:style>
    <style:style style:name="P41" style:family="paragraph" style:parent-style-name="Text_20_body" style:list-style-name="L9">
      <style:paragraph-properties fo:margin-top="0cm" fo:margin-bottom="0cm" style:contextual-spacing="false"/>
    </style:style>
    <style:style style:name="P42" style:family="paragraph" style:parent-style-name="Text_20_body" style:list-style-name="L9">
      <style:paragraph-properties fo:margin-top="0cm" fo:margin-bottom="0cm" style:contextual-spacing="false"/>
      <style:text-properties fo:font-weight="normal" style:font-weight-asian="normal" style:font-weight-complex="normal"/>
    </style:style>
    <style:style style:name="P43" style:family="paragraph" style:parent-style-name="Text_20_body" style:list-style-name="L10">
      <style:paragraph-properties fo:margin-top="0cm" fo:margin-bottom="0cm" style:contextual-spacing="false"/>
    </style:style>
    <style:style style:name="P44" style:family="paragraph" style:parent-style-name="Text_20_body" style:list-style-name="L11">
      <style:paragraph-properties fo:margin-top="0cm" fo:margin-bottom="0cm" style:contextual-spacing="false"/>
      <style:text-properties fo:font-weight="normal" style:font-weight-asian="normal" style:font-weight-complex="normal"/>
    </style:style>
    <style:style style:name="P45" style:family="paragraph" style:parent-style-name="Text_20_body" style:list-style-name="L11">
      <style:paragraph-properties fo:margin-top="0cm" fo:margin-bottom="0cm" style:contextual-spacing="false"/>
    </style:style>
    <style:style style:name="P46" style:family="paragraph" style:parent-style-name="Standard">
      <style:text-properties officeooo:rsid="0013b7e2" officeooo:paragraph-rsid="0013b7e2"/>
    </style:style>
    <style:style style:name="P47" style:family="paragraph" style:parent-style-name="Standard">
      <style:text-properties officeooo:rsid="0013b7e2" officeooo:paragraph-rsid="001566a1"/>
    </style:style>
    <style:style style:name="P48" style:family="paragraph" style:parent-style-name="Standard">
      <style:text-properties officeooo:rsid="001566a1" officeooo:paragraph-rsid="001566a1"/>
    </style:style>
    <style:style style:name="P49" style:family="paragraph" style:parent-style-name="Standard">
      <style:text-properties officeooo:rsid="00150cf4" officeooo:paragraph-rsid="001566a1"/>
    </style:style>
    <style:style style:name="P50" style:family="paragraph" style:parent-style-name="Standard">
      <style:text-properties officeooo:rsid="0015cf7e" officeooo:paragraph-rsid="0015cf7e"/>
    </style:style>
    <style:style style:name="P51" style:family="paragraph" style:parent-style-name="Standard">
      <style:text-properties officeooo:rsid="00150cf4" officeooo:paragraph-rsid="00150cf4"/>
    </style:style>
    <style:style style:name="P52" style:family="paragraph" style:parent-style-name="Standard">
      <style:text-properties officeooo:rsid="0013b7e2" officeooo:paragraph-rsid="002c7189"/>
    </style:style>
    <style:style style:name="P53" style:family="paragraph" style:parent-style-name="Standard">
      <style:text-properties officeooo:rsid="002c0085" officeooo:paragraph-rsid="002c0085"/>
    </style:style>
    <style:style style:name="P54" style:family="paragraph" style:parent-style-name="Standard">
      <style:text-properties officeooo:rsid="002c7189" officeooo:paragraph-rsid="002c7189"/>
    </style:style>
    <style:style style:name="T1" style:family="text">
      <style:text-properties officeooo:rsid="001c9a18"/>
    </style:style>
    <style:style style:name="T2" style:family="text">
      <style:text-properties fo:font-weight="normal" officeooo:rsid="003a382f"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b08d4" style:font-weight-asian="normal" style:font-weight-complex="normal"/>
    </style:style>
    <style:style style:name="T5" style:family="text">
      <style:text-properties fo:font-weight="normal" officeooo:rsid="001c9a18" style:font-weight-asian="normal" style:font-weight-complex="normal"/>
    </style:style>
    <style:style style:name="T6" style:family="text">
      <style:text-properties style:font-name="Liberation Serif" fo:font-size="12pt" fo:font-style="normal" fo:font-weight="normal" officeooo:rsid="001c9a18" style:font-size-asian="12pt" style:font-style-asian="normal" style:font-weight-asian="normal" style:font-weight-complex="normal"/>
    </style:style>
    <style:style style:name="T7" style:family="text">
      <style:text-properties style:font-name="Liberation Serif" fo:font-size="12pt" fo:font-style="normal" fo:font-weight="normal" style:font-size-asian="12pt" style:font-style-asian="normal" style:font-weight-asian="normal" style:font-weight-complex="normal"/>
    </style:style>
    <style:style style:name="T8" style:family="text">
      <style:text-properties style:font-name="Liberation Serif" fo:font-size="12pt" fo:font-style="normal" style:font-size-asian="12pt" style:font-style-asian="normal"/>
    </style:style>
    <style:style style:name="T9" style:family="text">
      <style:text-properties style:use-window-font-color="true" loext:opacity="0%" style:font-name="Liberation Serif" fo:font-size="12pt" fo:font-style="normal" style:font-size-asian="12pt" style:font-style-asian="normal"/>
    </style:style>
    <style:style style:name="T10" style:family="text">
      <style:text-properties fo:color="#ff0000" loext:opacity="100%" style:font-name="Liberation Serif" fo:font-size="12pt" fo:font-style="normal" style:font-size-asian="12pt" style:font-style-asian="normal"/>
    </style:style>
    <style:style style:name="T11" style:family="text">
      <style:text-properties fo:color="#000000" loext:opacity="100%" style:font-name="Liberation Serif" fo:font-size="12pt" fo:font-style="normal" style:font-size-asian="12pt" style:font-style-asian="normal"/>
    </style:style>
    <style:style style:name="T12" style:family="text">
      <style:text-properties fo:font-style="normal" style:font-style-asian="normal"/>
    </style:style>
    <style:style style:name="T13" style:family="text">
      <style:text-properties fo:color="#000000" loext:opacity="100%" fo:font-family="'Liberation Mono', 'Courier New', 'DejaVu Sans Mono', 'Lucida Sans Typewriter'" style:font-family-generic="roman" style:font-pitch="variable" fo:font-size="12pt" fo:font-style="normal" style:font-size-asian="12pt" style:font-style-asian="normal"/>
    </style:style>
    <style:style style:name="T14" style:family="text">
      <style:text-properties fo:font-family="'Liberation Mono', 'Courier New', 'DejaVu Sans Mono', 'Lucida Sans Typewriter'" style:font-family-generic="roman" style:font-pitch="variable" fo:font-size="12pt" fo:font-style="normal" style:font-size-asian="12pt" style:font-style-asian="normal"/>
    </style:style>
    <style:style style:name="T15" style:family="text">
      <style:text-properties fo:font-family="'Liberation Mono', 'Courier New', 'DejaVu Sans Mono', 'Lucida Sans Typewriter'" style:font-family-generic="roman" style:font-pitch="variable" fo:font-style="normal" style:font-style-asian="normal"/>
    </style:style>
    <style:style style:name="T16" style:family="text">
      <style:text-properties fo:font-weight="normal" officeooo:rsid="00203827" style:font-weight-asian="normal" style:font-weight-complex="normal"/>
    </style:style>
    <style:style style:name="T17" style:family="text">
      <style:text-properties fo:font-weight="normal" officeooo:rsid="00222cff" style:font-weight-asian="normal" style:font-weight-complex="normal"/>
    </style:style>
    <style:style style:name="T18" style:family="text">
      <style:text-properties fo:font-weight="normal" officeooo:rsid="001ce53a" style:font-weight-asian="normal" style:font-weight-complex="normal"/>
    </style:style>
    <style:style style:name="T19" style:family="text">
      <style:text-properties officeooo:rsid="0029a318"/>
    </style:style>
    <style:style style:name="T20" style:family="text">
      <style:text-properties officeooo:rsid="00222cff"/>
    </style:style>
    <style:style style:name="T21" style:family="text">
      <style:text-properties fo:font-weight="normal" officeooo:rsid="00232661" style:font-weight-asian="normal" style:font-weight-complex="normal"/>
    </style:style>
    <style:style style:name="T22" style:family="text">
      <style:text-properties fo:font-weight="normal" officeooo:rsid="0024b56d" style:font-weight-asian="normal" style:font-weight-complex="normal"/>
    </style:style>
    <style:style style:name="T23" style:family="text">
      <style:text-properties style:font-name="Liberation Mono1" fo:font-size="12pt" fo:font-style="normal" fo:font-weight="normal" officeooo:rsid="0024b56d" style:font-size-asian="12pt" style:font-style-asian="normal" style:font-weight-asian="normal" style:font-weight-complex="normal"/>
    </style:style>
    <style:style style:name="T24" style:family="text">
      <style:text-properties style:font-name="Liberation Mono1" fo:font-size="12pt" fo:font-style="normal" fo:font-weight="normal" style:font-size-asian="12pt" style:font-style-asian="normal" style:font-weight-asian="normal"/>
    </style:style>
    <style:style style:name="T25" style:family="text">
      <style:text-properties style:text-outline="false" style:text-line-through-style="none" style:text-line-through-type="none" style:font-name="Liberation Mono1" fo:font-size="12pt" fo:font-style="normal" fo:text-shadow="none" style:text-underline-style="none" fo:font-weight="normal" style:font-size-asian="12pt" style:font-style-asian="normal" style:font-weight-asian="normal" style:text-emphasize="none"/>
    </style:style>
    <style:style style:name="T26" style:family="text">
      <style:text-properties style:text-outline="false" style:text-line-through-style="none" style:text-line-through-type="none" style:font-name="Liberation Mono1" fo:font-size="12pt" fo:font-style="normal" fo:text-shadow="none" style:text-underline-style="none" fo:font-weight="normal" officeooo:rsid="00285223" style:font-size-asian="12pt" style:font-style-asian="normal" style:font-weight-asian="normal" style:text-emphasize="none"/>
    </style:style>
    <style:style style:name="T27" style:family="text">
      <style:text-properties officeooo:rsid="00285223"/>
    </style:style>
    <style:style style:name="T28" style:family="text">
      <style:text-properties officeooo:rsid="002a17e5"/>
    </style:style>
    <style:style style:name="T29" style:family="text">
      <style:text-properties officeooo:rsid="002c0085"/>
    </style:style>
    <style:style style:name="T30" style:family="text">
      <style:text-properties style:text-outline="false" style:text-line-through-style="none" style:text-line-through-type="none" style:font-name="Liberation Mono1" fo:font-size="12pt" fo:font-style="normal" fo:text-shadow="none" style:text-underline-style="none" fo:font-weight="normal" officeooo:rsid="002a17e5" style:font-size-asian="12pt" style:font-style-asian="normal" style:font-weight-asian="normal" style:text-emphasize="none"/>
    </style:style>
    <style:style style:name="T31" style:family="text">
      <style:text-properties style:text-outline="false" style:text-line-through-style="none" style:text-line-through-type="none" style:font-name="Liberation Mono1" fo:font-size="12pt" fo:font-style="normal" fo:text-shadow="none" style:text-underline-style="none" fo:font-weight="normal" officeooo:rsid="002c0085" style:font-size-asian="12pt" style:font-style-asian="normal" style:font-weight-asian="normal" style:text-emphasize="none"/>
    </style:style>
    <style:style style:name="T32" style:family="text">
      <style:text-properties fo:font-weight="normal" officeooo:rsid="00200ee9" style:font-weight-asian="normal" style:font-weight-complex="normal"/>
    </style:style>
    <style:style style:name="T33" style:family="text">
      <style:text-properties fo:font-weight="normal" officeooo:rsid="0021cddb" style:font-weight-asian="normal" style:font-weight-complex="normal"/>
    </style:style>
    <style:style style:name="T34" style:family="text">
      <style:text-properties fo:font-weight="normal" officeooo:rsid="0028160b" style:font-weight-asian="normal" style:font-weight-complex="normal"/>
    </style:style>
    <style:style style:name="T35"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24b56d" style:font-size-asian="10pt" style:font-style-asian="normal" style:font-weight-asian="normal" style:font-weight-complex="normal" style:text-emphasize="none"/>
    </style:style>
    <style:style style:name="T36" style:family="text">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37"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267be9" style:font-size-asian="10pt" style:font-style-asian="normal" style:font-weight-asian="normal" style:text-emphasize="none"/>
    </style:style>
    <style:style style:name="T38"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24b56d" style:font-size-asian="10pt" style:font-style-asian="normal" style:font-weight-asian="normal" style:text-emphasize="none"/>
    </style:style>
    <style:style style:name="T39"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28160b" style:font-size-asian="10pt" style:font-style-asian="normal" style:font-weight-asian="normal" style:text-emphasize="none"/>
    </style:style>
    <style:style style:name="T40" style:family="text">
      <style:text-properties officeooo:rsid="0028160b"/>
    </style:style>
    <style:style style:name="T41" style:family="text">
      <style:text-properties officeooo:rsid="00200ee9"/>
    </style:style>
    <style:style style:name="T42" style:family="text">
      <style:text-properties officeooo:rsid="0018e408"/>
    </style:style>
    <style:style style:name="T43" style:family="text">
      <style:text-properties officeooo:rsid="001a6d06"/>
    </style:style>
    <style:style style:name="T44" style:family="text">
      <style:text-properties officeooo:rsid="001566a1"/>
    </style:style>
    <style:style style:name="T45" style:family="text">
      <style:text-properties officeooo:rsid="0015cf7e"/>
    </style:style>
    <style:style style:name="T46" style:family="text">
      <style:text-properties officeooo:rsid="001729cd"/>
    </style:style>
    <style:style style:name="T47" style:family="text">
      <style:text-properties officeooo:rsid="00150cf4"/>
    </style:style>
    <style:style style:name="T48" style:family="text">
      <style:text-properties officeooo:rsid="002c718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el : la base de fonctionnement et de développement du robot</text:p>
      <text:p text:style-name="P1"><text:span text:style-name="T1">##</text:span>- Un protocole unique d’échange entre les composants du robot : vpiv  → f<text:span text:style-name="Strong_20_Emphasis"><text:span text:style-name="T2">ormat canonique : </text:span></text:span><text:span text:style-name="Strong_20_Emphasis"><text:span text:style-name="T3">$&lt;CAT&gt;:&lt;VAR&gt;:&lt;PROP&gt;:&lt;INST&gt;:&lt;VALUE&gt;#<text:line-break/></text:span></text:span></text:p>
      <text:p text:style-name="P2"><text:span text:style-name="T1">##</text:span>- Une table A (table mère) <text:span text:style-name="T1">que nous développons dans ce chat est un</text:span> I<text:span text:style-name="Strong_20_Emphasis"><text:span text:style-name="T4">nventaire contractuel des variables </text:span></text:span><text:span text:style-name="Strong_20_Emphasis"><text:span text:style-name="T3">(modèle conceptuel &amp; contractuel), </text:span></text:span><text:span text:style-name="Strong_20_Emphasis"><text:span text:style-name="T4">doit permettre une vue d’ensemble sur un fichier csv .<text:line-break/></text:span></text:span><text:span text:style-name="Strong_20_Emphasis"><text:span text:style-name="T5">### régles applicables à la table A</text:span></text:span></text:p>
      <text:p text:style-name="Text_20_body"><text:span text:style-name="Strong_20_Emphasis"><text:span text:style-name="T6">Cette table d</text:span></text:span><text:span text:style-name="T7">écrit toutes les variables manipulées par le système, qu’elles soient :<text:line-break/>- échangées entre SP, SE et Arduino,<text:line-break/>- internes à Node-RED,<text:line-break/>- purement locales à un sous-système.</text:span></text:p>
      <text:p text:style-name="P3">Elle sert de référence unique pour :<text:line-break/>- la construction des VPIV,<text:line-break/>- la validation des intents,<text:line-break/>- la cohérence STT / UI / logique métier,<text:line-break/>- la maintenabilité long terme.</text:p>
      <text:p text:style-name="P4"><text:span text:style-name="T8"><text:line-break/>- </text:span><text:span text:style-name="T9">Quand dans le champ propriété un nom entre parenthèse il ne s’agit pas d’une propriété, mais d’une commande ponctuelle </text:span><text:span text:style-name="T10">: </text:span><text:span text:style-name="T11">Une propriété qui ne fait qu’un effet immédiat , CAT : V seule possible si retour ailleurs</text:span><text:span text:style-name="T8"><text:line-break/></text:span><text:span text:style-name="T11">exemple de commandes ponctuelles : (emg), (reset), (clear), (init), (reboot), (calibrate), on les notes comme des propriétés en les mettant entre parenthèses, mais ce sont plus des fonctions.</text:span><text:span text:style-name="T8"><text:line-break/></text:span><text:span text:style-name="T11">A ne pas confondre avec une propriété potentiellement de type flux et dont on ne veux qu’une valeur. Dans ce cas on note la propriété normalement, mais on choisis une CAT V au lieux de CAT F.</text:span></text:p>
      <text:p text:style-name="P5">- Un état durable = propriété -&gt; dans le module qui porte la responsabilité réelle <text:s/></text:p>
      <text:p text:style-name="P5"><text:span text:style-name="T11">- <text:s/>Types acceptés : boolean, <text:s/>number, string, </text:span><text:span text:style-name="T8"><text:line-break/></text:span><text:span text:style-name="T11">enum (interne seulement, string sur VPIV), object (sous conditions).</text:span><text:span text:style-name="T8"><text:line-break/></text:span></text:p>
      <text:p text:style-name="P5"><text:span text:style-name="T11">La Table A accepte explicitement le TYPE object</text:span><text:span text:style-name="T8"><text:line-break/></text:span><text:span text:style-name="T11">Ce n’est pas une dérive, c’est un cas prévu pour :</text:span></text:p>
      <text:p text:style-name="P5"><text:span text:style-name="T11">paramètres de calibration,</text:span><text:span text:style-name="T8"><text:line-break/></text:span><text:span text:style-name="T11">constantes algorithmiques,</text:span><text:span text:style-name="T8"><text:line-break/></text:span><text:span text:style-name="T11">blocs de configuration rarement modifiés,</text:span><text:span text:style-name="T8"><text:line-break/></text:span><text:span text:style-name="T11">messages “paquet” cohérents (évite 12 VPIV atomiques)</text:span><text:span text:style-name="T8"><text:line-break/><text:line-break/></text:span><text:span text:style-name="T11">⚠️ Ce n’est pas contradictoire avec Node-RED, à condition de respecter les règles suivantes.</text:span></text:p>
      <text:p text:style-name="P5">Règles strictes quand TYPE = object<text:span text:style-name="T12"/></text:p>
      <text:p text:style-name="P5">🔹 Règle 1 —Le type objet peut être utilisé pour la configuration, pas du temps réel, exemple : paraM = calibration → INITIALE = ini, pas de flux continu<text:span text:style-name="T12"/></text:p>
      <text:p text:style-name="P5"><text:span text:style-name="T11">🔹 Règle 2 — VPIV transporte une représentation sérialisée</text:span><text:span text:style-name="T8"><text:line-break/></text:span><text:span text:style-name="T11">Le VPIV n’interprète pas l’objet, il le transporte.</text:span><text:span text:style-name="T8"><text:line-break/></text:span><text:span text:style-name="T11">➡️ C’est Node-RED / SE qui désérialise, pas VPIV.</text:span></text:p>
      <text:p text:style-name="P5"><text:soft-page-break/><text:span text:style-name="T13">FORMAT_VALUE = description sémantique</text:span><text:span text:style-name="T14"><text:line-break/></text:span><text:span text:style-name="T13">VPIV VALUE = string sérialisée</text:span><text:span text:style-name="T14"><text:line-break/></text:span><text:span text:style-name="T13">exemple :</text:span><text:span text:style-name="T14"><text:line-break/></text:span><text:span text:style-name="T13"> $V:Gyro:paraM:*:{"frequence_Hz":20,"freqOdo_Hz":40,"seuilMesure_xyz":[10,10,5],"seuilAlerte_xy" :[30,35],"nbValPourMoy":8,"ajustMagnetic_deg10":-50}# </text:span></text:p>
      <text:p text:style-name="P5">🔹 Règle 3 — le type ENUM ne signifie pas un enum dans le vpiv, seulement que le string est normalisé et l’on fourni les valeurs alternatives possible (utile pour la cohérence )<text:span text:style-name="T15"/></text:p>
      <text:p text:style-name="P5">🔹 Règle 4 — Pas de float implicite<text:span text:style-name="T15"/></text:p>
      <text:p text:style-name="P5"><text:span text:style-name="T11">Attention au multiplicateur éventuel pour éviter les float</text:span><text:span text:style-name="T8"><text:line-break/></text:span><text:span text:style-name="T11">👉 C’est une règle d’or dans la Table A : les facteurs (x10, x100) doivent être documentés, jamais implicites</text:span></text:p>
      <text:p text:style-name="P5">Précision /champs :<text:span text:style-name="T12"/></text:p>
      <text:p text:style-name="P5"><text:span text:style-name="T11"><text:s/>🔹 INITIAL:</text:span><text:span text:style-name="T8"><text:line-break/><text:line-break/></text:span><text:span text:style-name="T11">ini : Propriété initialisée par SP au démarrage (valeur par défaut chargée depuis JSON SP). Peut évoluer ensuite. Réinitialisé par reset.</text:span></text:p>
      <text:p text:style-name="P5">Dyn : Propriété non initialisée au démarrage, produite uniquement en fonctionnement.<text:span text:style-name="T12"/></text:p>
      <text:p text:style-name="P5">Cste : Propriété constante en exécution (modifiable uniquement hors run : flash, compilation, calibration usine). Pas de modif en cours de fonctionnement.<text:span text:style-name="T12"/></text:p>
      <text:p text:style-name="P5"><text:s text:c="2"/>🔹 STATUT :<text:span text:style-name="T12"/></text:p>
      <text:p text:style-name="P5">ETAT :<text:span text:style-name="T12"/></text:p>
      <text:p text:style-name="P5"><text:span text:style-name="T11"><text:s/>👉 La propriété est : un retour de terrain, non pilotable directement ou issue d’un calcul ou d’un sous-système → souvent en CAT = I </text:span><text:span text:style-name="T8"><text:line-break/></text:span><text:span text:style-name="T11">- Exemples : Mtr.targets, Urg.etat, Bat.level, Net.state</text:span><text:span text:style-name="T8"><text:line-break/></text:span><text:span text:style-name="T11">📌 ETAT = information de statut réel, pas une intention. Exple : retour terrain</text:span></text:p>
      <text:p text:style-name="P5"><text:s/>EXPOSE : ❓ Est-ce que cette propriété fait partie du modèle de décision ou de l’interface ? → EXPOSEE exemple : 👉 Gyro.paraM est clairement EXPOSEE.<text:span text:style-name="T12"/></text:p>
      <text:p text:style-name="P6"><text:span text:style-name="Strong_20_Emphasis"><text:span text:style-name="T5">##</text:span></text:span><text:span text:style-name="Strong_20_Emphasis"><text:span text:style-name="T16">Table C = <text:s/></text:span></text:span><text:span text:style-name="Strong_20_Emphasis"><text:span text:style-name="T17">fichier JSON </text:span></text:span><text:span text:style-name="Emphasis"><text:span text:style-name="T16">Modèle de persistance &amp; d’initialisation</text:span></text:span></text:p>
      <text:p text:style-name="P7"><text:bookmark-start text:name="__RefHeading___Toc28271_3036915566"/>Rôles cumulés (très importants) :<text:bookmark-end text:name="__RefHeading___Toc28271_3036915566"/></text:p>
      <text:list text:style-name="L1">
        <text:list-item>
          <text:p text:style-name="P8"><text:span text:style-name="Strong_20_Emphasis"><text:span text:style-name="T3">Valeurs par défaut</text:span></text:span><text:span text:style-name="T3"> (constants &amp; initialisations)</text:span></text:p>
        </text:list-item>
        <text:list-item>
          <text:p text:style-name="P8"><text:span text:style-name="Strong_20_Emphasis"><text:span text:style-name="T3">Persistance inter-sessions</text:span></text:span></text:p>
        </text:list-item>
        <text:list-item>
          <text:p text:style-name="P8"><text:span text:style-name="Strong_20_Emphasis"><text:span text:style-name="T3">Source du point zéro</text:span></text:span></text:p>
        </text:list-item>
        <text:list-item>
          <text:p text:style-name="P8"><text:span text:style-name="Strong_20_Emphasis"><text:span text:style-name="T3">Seed des variables Node-RED (table B)</text:span></text:span></text:p>
        </text:list-item>
      </text:list>
      <text:p text:style-name="P6"><text:span text:style-name="T3">👉 Elle est </text:span><text:span text:style-name="Strong_20_Emphasis"><text:span text:style-name="T3">l’unique source persistante</text:span></text:span><text:span text:style-name="T3">.</text:span></text:p>
      <text:p text:style-name="P7"><text:bookmark-start text:name="__RefHeading___Toc28273_3036915566"/>Contenu :<text:bookmark-end text:name="__RefHeading___Toc28273_3036915566"/></text:p>
      <text:list text:style-name="L2">
        <text:list-item>
          <text:p text:style-name="P9">Variables système (table A)</text:p>
        </text:list-item>
        <text:list-item>
          <text:p text:style-name="P10"><text:span text:style-name="T3">Variables internes SP </text:span><text:span text:style-name="Strong_20_Emphasis"><text:span text:style-name="T3">qui doivent survivre au redémarrage</text:span></text:span></text:p>
        </text:list-item>
        <text:list-item>
          <text:p text:style-name="P9">Paramètres d’initialisation SE et Arduino</text:p>
        </text:list-item>
      </text:list>
      <text:p text:style-name="P6"><text:soft-page-break/><text:span text:style-name="Strong_20_Emphasis"><text:span text:style-name="T3">Paramètres de seuils, mappings, constantes métier</text:span></text:span></text:p>
      <text:p text:style-name="P11"><text:span text:style-name="Strong_20_Emphasis"><text:span text:style-name="T18">Elle est construite à partir de la Table A</text:span></text:span></text:p>
      <text:p text:style-name="P6"><text:span text:style-name="Strong_20_Emphasis"><text:span text:style-name="T18">##</text:span></text:span><text:span text:style-name="Strong_20_Emphasis"><text:span text:style-name="T16">Table B = </text:span></text:span><text:span text:style-name="Emphasis"><text:span text:style-name="T16">image de travail volatile - <text:s/>Node-RED runtime</text:span></text:span></text:p>
      <text:list text:style-name="L3">
        <text:list-item>
          <text:p text:style-name="P12"><text:span text:style-name="Source_20_Text"><text:span text:style-name="T3">global</text:span></text:span></text:p>
        </text:list-item>
        <text:list-item>
          <text:p text:style-name="P12"><text:span text:style-name="Source_20_Text"><text:span text:style-name="T3">flow</text:span></text:span></text:p>
        </text:list-item>
        <text:list-item>
          <text:p text:style-name="P12"><text:span text:style-name="Source_20_Text"><text:span text:style-name="T3">context</text:span></text:span></text:p>
        </text:list-item>
        <text:list-item>
          <text:p text:style-name="P13">calculs intermédiaires</text:p>
        </text:list-item>
        <text:list-item>
          <text:p text:style-name="P13">états temporaires</text:p>
        </text:list-item>
        <text:list-item>
          <text:p text:style-name="P13">flags de traitement</text:p>
        </text:list-item>
        <text:list-item>
          <text:p text:style-name="P13">buffers</text:p>
        </text:list-item>
        <text:list-item>
          <text:p text:style-name="P13">déductions</text:p>
        </text:list-item>
      </text:list>
      <text:p text:style-name="P7"><text:bookmark-start text:name="__RefHeading___Toc28277_3036915566"/>Propriétés clés :<text:bookmark-end text:name="__RefHeading___Toc28277_3036915566"/></text:p>
      <text:list text:style-name="L4">
        <text:list-item>
          <text:p text:style-name="P14"><text:span text:style-name="T3">Initialisée </text:span><text:span text:style-name="Strong_20_Emphasis"><text:span text:style-name="T3">à partir de C</text:span></text:span></text:p>
        </text:list-item>
        <text:list-item>
          <text:p text:style-name="P14"><text:span text:style-name="T3">Modifiée </text:span><text:span text:style-name="Strong_20_Emphasis"><text:span text:style-name="T3">pendant la session</text:span></text:span></text:p>
        </text:list-item>
        <text:list-item>
          <text:p text:style-name="P15">Jetée à la fermeture</text:p>
        </text:list-item>
        <text:list-item>
          <text:p text:style-name="P15">Peut contenir :</text:p>
          <text:list>
            <text:list-item>
              <text:p text:style-name="P15">des miroirs de A</text:p>
            </text:list-item>
            <text:list-item>
              <text:p text:style-name="P15">des dérivés</text:p>
            </text:list-item>
            <text:list-item>
              <text:p text:style-name="P15">des états composites</text:p>
            </text:list-item>
          </text:list>
        </text:list-item>
      </text:list>
      <text:p text:style-name="P6"><text:span text:style-name="Strong_20_Emphasis"><text:span text:style-name="T16">👉 Elle ne doit JAMAIS être décrite dans la table A</text:span></text:span></text:p>
      <text:p text:style-name="P6"><text:span text:style-name="Strong_20_Emphasis"><text:span text:style-name="T16"/></text:span></text:p>
      <text:p text:style-name="P16"><text:span text:style-name="Strong_20_Emphasis"><text:span text:style-name="T18">##</text:span></text:span><text:span text:style-name="Strong_20_Emphasis"><text:span text:style-name="T16">Table D — Catalogue STT </text:span></text:span></text:p>
      <text:p text:style-name="P17"><text:bookmark-start text:name="__RefHeading___Toc28281_3036915566"/>Points clés validés :<text:bookmark-end text:name="__RefHeading___Toc28281_3036915566"/></text:p>
      <text:list text:style-name="L5">
        <text:list-item>
          <text:p text:style-name="P18">Une ligne = un intent</text:p>
        </text:list-item>
        <text:list-item>
          <text:p text:style-name="P18">Intent ≠ VPIV</text:p>
        </text:list-item>
        <text:list-item>
          <text:p text:style-name="P18">STT ne décide rien</text:p>
        </text:list-item>
        <text:list-item>
          <text:p text:style-name="P18">STT ne segmente jamais en VPIV multiples</text:p>
        </text:list-item>
        <text:list-item>
          <text:p text:style-name="P18">Toute décomposition complexe est faite côté SP</text:p>
        </text:list-item>
        <text:list-item>
          <text:p text:style-name="P19"><text:span text:style-name="T3">Le plan n’est qu’une </text:span><text:span text:style-name="Strong_20_Emphasis"><text:span text:style-name="T3">intention structurée</text:span></text:span><text:span text:style-name="T3">, jamais un ordre</text:span></text:p>
        </text:list-item>
      </text:list>
      <text:p text:style-name="P16"><text:span text:style-name="T3">🧠 </text:span><text:span text:style-name="Strong_20_Emphasis"><text:span text:style-name="T3">Règle d’or définitivement actée</text:span></text:span></text:p>
      <text:p text:style-name="P17">SE ne produit que des intents atomiques<text:line-break/>SP est le seul endroit où un intent devient <text:span text:style-name="T19">une commande</text:span></text:p>
      <text:p text:style-name="P17"><text:bookmark-start text:name="__RefHeading___Toc28283_3036915566"/>Pipeline vocal <text:bookmark-end text:name="__RefHeading___Toc28283_3036915566"/></text:p>
      <text:p text:style-name="P17"><text:bookmark-start text:name="__RefHeading___Toc28285_3036915566"/>🎤 STT / SE<text:bookmark-end text:name="__RefHeading___Toc28285_3036915566"/></text:p>
      <text:p text:style-name="P16"><text:span text:style-name="Source_20_Text"><text:span text:style-name="T3">Audio</text:span></text:span></text:p>
      <text:p text:style-name="P16"><text:span text:style-name="Source_20_Text"><text:span text:style-name="T3"><text:s/>→ STT</text:span></text:span></text:p>
      <text:p text:style-name="P16"><text:span text:style-name="Source_20_Text"><text:span text:style-name="T3"><text:s/>→ normalisation texte</text:span></text:span></text:p>
      <text:p text:style-name="P16"><text:span text:style-name="Source_20_Text"><text:span text:style-name="T3"><text:s/>→ reconnaissance protocolaire (RZ + intent + params)</text:span></text:span></text:p>
      <text:p text:style-name="P16"><text:span text:style-name="Source_20_Text"><text:span text:style-name="T3"><text:s/>→ intent PLAN ou SIMPLE</text:span></text:span></text:p>
      <text:p text:style-name="P16"><text:span text:style-name="Source_20_Text"><text:span text:style-name="T3"><text:s/>→ (si PLAN) décomposition locale en intents SIMPLE</text:span></text:span></text:p>
      <text:p text:style-name="P16"><text:span text:style-name="Source_20_Text"><text:span text:style-name="T3"><text:s/>→ filtrage Cost / Priority</text:span></text:span></text:p>
      <text:p text:style-name="P16"><text:span text:style-name="Source_20_Text"><text:span text:style-name="T3"><text:s/>→ émission intents SIMPLE vers SP (via VPIV)</text:span></text:span></text:p>
      <text:p text:style-name="P17"><text:bookmark-start text:name="__RefHeading___Toc28287_3036915566"/>🧠 SP<text:bookmark-end text:name="__RefHeading___Toc28287_3036915566"/></text:p>
      <text:p text:style-name="P16"><text:span text:style-name="Source_20_Text"><text:span text:style-name="T3">Intent</text:span></text:span></text:p>
      <text:p text:style-name="P16"><text:soft-page-break/><text:span text:style-name="Source_20_Text"><text:span text:style-name="T3"><text:s/>→ Gtion_EtatGlobal</text:span></text:span></text:p>
      <text:p text:style-name="P16"><text:span text:style-name="Source_20_Text"><text:span text:style-name="T3"><text:s/>→ validation contexte / sécurité / modeRZ</text:span></text:span></text:p>
      <text:p text:style-name="P16"><text:span text:style-name="Source_20_Text"><text:span text:style-name="T3"><text:s/>→ plan d’actions</text:span></text:span></text:p>
      <text:p text:style-name="P16"><text:span text:style-name="Source_20_Text"><text:span text:style-name="T16"><text:s/>→ génération 0..N VPIV atomiques</text:span></text:span><text:span text:style-name="Strong_20_Emphasis"><text:span text:style-name="T18"><text:line-break/></text:span></text:span><text:span text:style-name="Strong_20_Emphasis"><text:span text:style-name="T16">✅ STT = protocole vocal, pas langage naturel</text:span></text:span></text:p>
      <text:p text:style-name="P17"><text:bookmark-start text:name="__RefHeading___Toc28291_3036915566"/>Structure validée :<text:bookmark-end text:name="__RefHeading___Toc28291_3036915566"/></text:p>
      <text:p text:style-name="P16"><text:span text:style-name="Source_20_Text"><text:span text:style-name="T3">RZ &lt;INTENT&gt; [PARAMETRES]</text:span></text:span></text:p>
      <text:p text:style-name="P17"><text:bookmark-start text:name="__RefHeading___Toc28293_3036915566"/>Paramètres normés :<text:bookmark-end text:name="__RefHeading___Toc28293_3036915566"/></text:p>
      <text:list text:style-name="L6">
        <text:list-item>
          <text:p text:style-name="P20">clé = valeur</text:p>
        </text:list-item>
        <text:list-item>
          <text:p text:style-name="P20">synonymes par clé</text:p>
        </text:list-item>
      </text:list>
      <text:p text:style-name="P16"><text:span text:style-name="Strong_20_Emphasis"><text:span text:style-name="T3">valeur brute ou pré-normalisée</text:span></text:span></text:p>
      <text:p text:style-name="P17"><text:bookmark-start text:name="__RefHeading___Toc28295_3036915566"/><text:span text:style-name="T20">S</text:span>ynthèse :<text:bookmark-end text:name="__RefHeading___Toc28295_3036915566"/></text:p>
      <text:p text:style-name="P16"><text:span text:style-name="Emphasis"><text:span text:style-name="T3">« Le catalogue permet de traduire intents atomiques ↔ VPIV, et de décomposer des intents complexes en intents atomiques. »</text:span></text:span></text:p>
      <text:p text:style-name="P17">⚠️ À condition de rappeler :</text:p>
      <text:list text:style-name="L7">
        <text:list-item>
          <text:p text:style-name="P21">il ne décide rien</text:p>
        </text:list-item>
        <text:list-item>
          <text:p text:style-name="P21">il n’arbitre rien</text:p>
        </text:list-item>
        <text:list-item>
          <text:p text:style-name="P22"><text:span text:style-name="T3">il ne remplace pas </text:span><text:span text:style-name="Source_20_Text"><text:span text:style-name="T3">Gtion_EtatGlobal</text:span></text:span></text:p>
        </text:list-item>
      </text:list>
      <text:p text:style-name="P16"><text:span text:style-name="Strong_20_Emphasis"><text:span text:style-name="T16">👉 C’est un dictionnaire, pas un cerveau<text:line-break/></text:span></text:span><text:span text:style-name="Strong_20_Emphasis"><text:span text:style-name="T21">### structure </text:span></text:span><text:span text:style-name="Strong_20_Emphasis"><text:span text:style-name="T22">et usage </text:span></text:span><text:span text:style-name="Strong_20_Emphasis"><text:span text:style-name="T21">validée pour les champs de la table C </text:span></text:span><text:span text:style-name="Strong_20_Emphasis"><text:span text:style-name="T22">(évolution du pr é-existant) :<text:line-break/></text:span></text:span><text:span text:style-name="Strong_20_Emphasis"><text:span text:style-name="T23">ID</text:span></text:span><text:span text:style-name="T24"> : abréviation structurée unique : variable suivi d’un « _ » suivi d’une propriété (variable et propriété présente dans la Tble A). Dans le cas ou la propriété n’est pas mentionnée, des valeurs par defaut seront appliqués.</text:span></text:p>
      <text:p text:style-name="P23" loext:marker-style-name="T24"><text:span text:style-name="T24">PARAMS : angle</text:span><text:span text:style-name="T24"/></text:p>
      <text:p text:style-name="P23" loext:marker-style-name="T24"><text:span text:style-name="T24">ALIAS : [angle,direction,dir]</text:span><text:span text:style-name="T24"/></text:p>
      <text:p text:style-name="P24" loext:marker-style-name="T24">scope : Local|SE</text:p>
      <text:p text:style-name="P25" loext:marker-style-name="T24">categorie : MOTEUR | SERVO | LUMIERE | SYSTEME | INFO<text:span text:style-name="T24"/></text:p>
      <text:p text:style-name="P23" loext:marker-style-name="T24"><text:span text:style-name="T24">contexte : NEUTRE | MVT | COM | AUCUN</text:span><text:span text:style-name="T24"/></text:p>
      <text:p text:style-name="P23" loext:marker-style-name="T24"><text:span text:style-name="T24">priorite : HIGH | NORMAL | LOW</text:span><text:span text:style-name="T24"/></text:p>
      <text:p text:style-name="P25" loext:marker-style-name="T24">cout : LOW | NORMAL | HIGH (poids relatif pour CPU)</text:p>
      <text:p text:style-name="P23" loext:marker-style-name="T24"><text:span text:style-name="T24">vpiv_type : SIMPLE | PLAN (quand doit être transformé en atomique). vpiv_type est un champ utilisé pour déterminer le traitement de l’intent vocale et préciser la forme du contenu de vpiv_plan.</text:span></text:p>
      <text:p text:style-name="P26" loext:marker-style-name="T24"><text:span text:style-name="T24">vpiv_plan : <text:s/>si vpiv_type est SIMPLE alors vpiv canonique.<text:line-break/>si vpiv_type PLAN (alors on indique dans le champ un tableau d’ID de vpiv_type SIMPLE qui seront ajoutés à la file de traitement vocale (boucle de simplification).</text:span></text:p>
      <text:p text:style-name="P27" loext:marker-style-name="T24"><text:span text:style-name="T25">description : libre (rends plus compréhensible l’ID).<text:line-break/></text:span><text:span text:style-name="T24"><text:line-break/></text:span><text:span text:style-name="T25">Règle</text:span><text:span text:style-name="T26">s</text:span><text:span text:style-name="T25"> : </text:span></text:p>
      <text:p text:style-name="P28" loext:marker-style-name="T24">- L’exécution d’un vpiv_type LOCALE génère un vpiv CAT I à SP en plus de celui à usage locale.</text:p>
      <text:p text:style-name="P29" loext:marker-style-name="T24"><text:soft-page-break/>- <text:span text:style-name="T27">L’exécution d’un vpiv_type simple est traité en local si et seulement si le champ scope indique local, que le mode de pilotage n’est pas le typePtge est différent de : commande vocale </text:span><text:span text:style-name="T28">(</text:span><text:span text:style-name="T29">1</text:span><text:span text:style-name="T28">) et laisse + vocale (4) et enfin que la propriété listen de la variable Voice est sur ON (boolean).</text:span></text:p>
      <text:p text:style-name="P30" loext:marker-style-name="T24"><text:span text:style-name="T30">- L’exécution d’un vpiv_type simple est traité par SP si et seulement si la scope est SP et que SP la valide. SP vérifie que CfgS.typePtge est bien sur VEILLE ou DEPLACEMENT, que CfgS est sur vocale (1) ou vocale+laisse</text:span><text:span text:style-name="T31">(4</text:span><text:span text:style-name="T30">) </text:span><text:span text:style-name="T31">et Voice.lidten sur ON.</text:span></text:p>
      <text:p text:style-name="P31" loext:marker-style-name="T24">- A chaque démarrage de l’application le fichier json issus de la table D catalogue STT est chargée depuis SP (concordance des deux versions)</text:p>
      <text:p text:style-name="P31" loext:marker-style-name="T24"/>
      <text:p text:style-name="P32"><text:span text:style-name="Strong_20_Emphasis"><text:span text:style-name="T32">## Les variables et propriétés </text:span></text:span><text:span text:style-name="Strong_20_Emphasis"><text:span text:style-name="T33">précisions :<text:line-break/>- </text:span></text:span><text:span text:style-name="Strong_20_Emphasis"><text:span text:style-name="T32">Les variables son</text:span></text:span><text:span text:style-name="Strong_20_Emphasis"><text:span text:style-name="T33">t</text:span></text:span><text:span text:style-name="Strong_20_Emphasis"><text:span text:style-name="T32"> des modules fonctionnel ou logique, avec un nom stable, les propriété des intention atomiques. </text:span></text:span></text:p>
      <text:p text:style-name="P33"><text:span text:style-name="Strong_20_Emphasis"><text:span text:style-name="T32">- </text:span></text:span><text:span text:style-name="Strong_20_Emphasis"><text:span text:style-name="T33">Quant une propriété dans un VPIV est utilisée comme confirmation de la réception d’une commande, elle utilise la CAT I (information) pour ne pas être confondu avec un intent.</text:span></text:span></text:p>
      <text:p text:style-name="P33"><text:span text:style-name="Strong_20_Emphasis"><text:span text:style-name="T22"/></text:span></text:p>
      <text:p text:style-name="P34"><text:span text:style-name="Strong_20_Emphasis"><text:span text:style-name="T22">## Les variables ayant un rôle centrale </text:span></text:span></text:p>
      <text:p text:style-name="P34"><text:span text:style-name="Strong_20_Emphasis"><text:span text:style-name="T22"/></text:span></text:p>
      <text:p text:style-name="P34"><text:span text:style-name="Strong_20_Emphasis"><text:span text:style-name="T34">###</text:span></text:span><text:span text:style-name="Strong_20_Emphasis"><text:span text:style-name="T22">Cfgs (configuration système) :<text:line-break/><text:tab/>- propriété (reset) : déclenche un reset logiciel global<text:line-break/><text:tab/>- modeRZ : </text:span></text:span><text:span text:style-name="Strong_20_Emphasis"><text:span text:style-name="T35">Mode global robot (Robot global mode) : </text:span></text:span><text:span text:style-name="T36">conditionne règles de sécurité, autorisations de commandes et filtrage intents </text:span><text:span text:style-name="T37">(valeurs : </text:span><text:span text:style-name="T36">0=ARRET, 1=VEILLE, 2=FIXE, 3=DEPLACEMENT, 4=AUTONOME, 5=ERREUR</text:span><text:span text:style-name="T37">)</text:span></text:p>
      <text:p text:style-name="P35"><text:span text:style-name="T36"><text:line-break/><text:tab/>- </text:span><text:span text:style-name="T38">typePtge : </text:span><text:span text:style-name="T36">Type de pilotage actif (Input control mode) : arbitré par Gtion_EtatGlobal </text:span><text:span text:style-name="T37">(valeurs : </text:span><text:span text:style-name="T36">0=ECRAN, 1=VOCALE, 2=JOYSTICK, 3=LAISSE, 4=LAISSE+VOCALE</text:span><text:span text:style-name="T37">)</text:span></text:p>
      <text:p text:style-name="P36"/>
      <text:p text:style-name="P37"><text:span text:style-name="T39">###</text:span><text:span text:style-name="T37">Urg : variable disposant de propriétés pour indiqué une urgence avec notamment la propriété <text:s/>venant exclusivement de SP : statut, <text:s/>qui <text:s/>indique un </text:span><text:span text:style-name="T36">État global d’urgence (Emergency state) : active = arrêt moteurs et blocage commandes, cleared = fonctionnement normal</text:span></text:p>
      <text:p text:style-name="P38">Urgences générées par SE</text:p>
      <text:p text:style-name="P39">SE peut déclencher des urgences <text:span text:style-name="Strong_20_Emphasis">propres à son contexte</text:span> <text:s/><text:span text:style-name="T40">voici le traitement :</text:span></text:p>
      <text:p text:style-name="P6">Liste validée (SE uniquement) :</text:p>
      <text:list text:style-name="L8">
        <text:list-item>
          <text:p text:style-name="P40">URG_OVERHEAT</text:p>
        </text:list-item>
        <text:list-item>
          <text:p text:style-name="P40">URG_LOW_BAT_SE</text:p>
        </text:list-item>
        <text:list-item>
          <text:p text:style-name="P40">URG_BUFFER_OVERFLOW</text:p>
        </text:list-item>
        <text:list-item>
          <text:p text:style-name="P40">URG_PARSING_ERROR</text:p>
        </text:list-item>
        <text:list-item>
          <text:p text:style-name="P40">URG_CPU_CHARGE</text:p>
        </text:list-item>
        <text:list-item>
          <text:p text:style-name="P40">URG_MQTT_LOST (cas critique)</text:p>
        </text:list-item>
      </text:list>
      <text:p text:style-name="P6">Format décidé :</text:p>
      <text:p text:style-name="P6"><text:span text:style-name="Source_20_Text">$I:Urg:raison:SE:URG_CPU_CHARGE#</text:span></text:p>
      <text:p text:style-name="P6"><text:soft-page-break/><text:span text:style-name="Strong_20_Emphasis"><text:span text:style-name="T32">👉 </text:span></text:span><text:span text:style-name="Strong_20_Emphasis"><text:span text:style-name="T41">SP reçoit</text:span></text:span><text:span text:style-name="Strong_20_Emphasis"><text:span text:style-name="T32"><text:line-break/>👉 </text:span></text:span><text:span text:style-name="Strong_20_Emphasis"><text:span text:style-name="T41">SP met Urg.etat = active</text:span></text:span><text:span text:style-name="Strong_20_Emphasis"><text:span text:style-name="T32"><text:line-break/>👉 </text:span></text:span><text:span text:style-name="Strong_20_Emphasis"><text:span text:style-name="T41">SP diffuse</text:span></text:span><text:span text:style-name="Strong_20_Emphasis"><text:span text:style-name="T32"><text:line-break/>👉 </text:span></text:span><text:span text:style-name="Strong_20_Emphasis"><text:span text:style-name="T41">Arduino se bloque</text:span></text:span></text:p>
      <text:p text:style-name="P6"><text:span text:style-name="Strong_20_Emphasis"/></text:p>
      <text:p text:style-name="P6"><text:span text:style-name="Strong_20_Emphasis"><text:span text:style-name="T3">###Variable COM (messages applicatifs)</text:span></text:span></text:p>
      <text:p text:style-name="P7">Constat :</text:p>
      <text:list text:style-name="L9">
        <text:list-item>
          <text:p text:style-name="P41"><text:span text:style-name="T3">Les messages d’info, debug, erreur ne doivent </text:span><text:span text:style-name="Strong_20_Emphasis"><text:span text:style-name="T3">pas polluer les variables métier</text:span></text:span></text:p>
        </text:list-item>
        <text:list-item>
          <text:p text:style-name="P42">Ils doivent être typés, colorables, filtrables</text:p>
        </text:list-item>
      </text:list>
      <text:p text:style-name="P7">Décision :</text:p>
      <text:list text:style-name="L10">
        <text:list-item>
          <text:p text:style-name="P43"><text:span text:style-name="T3">Création d’une variable </text:span><text:span text:style-name="Strong_20_Emphasis"><text:span text:style-name="T3">Com</text:span></text:span></text:p>
        </text:list-item>
      </text:list>
      <text:p text:style-name="P7">Format :</text:p>
      <text:p text:style-name="P6"><text:span text:style-name="Source_20_Text"><text:span text:style-name="T3">$I:Com:info:SE:"Texte libre"#</text:span></text:span></text:p>
      <text:p text:style-name="P6"><text:span text:style-name="Source_20_Text"><text:span text:style-name="T3">$I:Com:debug:SE:"pb buffer"#</text:span></text:span></text:p>
      <text:p text:style-name="P6"><text:span text:style-name="Source_20_Text"><text:span text:style-name="T3">$I:Com:erreur:SE:"STT timeout"#</text:span></text:span></text:p>
      <text:p text:style-name="P7">👉 Utilisée pour :</text:p>
      <text:list text:style-name="L11">
        <text:list-item>
          <text:p text:style-name="P44">UI</text:p>
        </text:list-item>
        <text:list-item>
          <text:p text:style-name="P44">logs</text:p>
        </text:list-item>
        <text:list-item>
          <text:p text:style-name="P44">diagnostic</text:p>
        </text:list-item>
        <text:list-item>
          <text:p text:style-name="P45"><text:span text:style-name="Strong_20_Emphasis"><text:span text:style-name="T3">supervision</text:span></text:span></text:p>
        </text:list-item>
      </text:list>
      <text:p text:style-name="Text_20_body"><text:span text:style-name="Strong_20_Emphasis"><text:span text:style-name="T32"/></text:span></text:p>
      <text:p text:style-name="P46"># Objectif<text:span text:style-name="T42">s</text:span>,</text:p>
      <text:p text:style-name="P47">- <text:span text:style-name="T42">SP (que nous ne traitons pas dans ce post qui est centré sur <text:s/>le développement des objectifs de SE) est le seul décisionnaire des commandes avec son flux : Gtion_Etat global </text:span><text:span text:style-name="T43">qui transforme un intent en commande selon </text:span><text:line-break/>- SE <text:s/>doit utiliser <text:span text:style-name="T44">T</text:span><text:span text:style-name="T45">ERMUX</text:span> comme <text:span text:style-name="T46">gestionnaire</text:span><text:span text:style-name="T47"> de</text:span><text:span text:style-name="T46">s ponts vers </text:span><text:span text:style-name="T47">SP </text:span><text:span text:style-name="T46">(pour la gestion des applis androids et de l’écran par tasker et la gestion de la carte arduino). <text:s/>Termux a également en charge les sensors (inclus actionneurs) de SE. </text:span><text:span text:style-name="T42">Il y a un cas particulier STT qui peut être sous condition un outil de pilotage du robot alternatif aux autres modes de pilotage.</text:span></text:p>
      <text:p text:style-name="P47">- <text:span text:style-name="T41">Tasker : </text:span></text:p>
      <text:p text:style-name="P48">## Termux – Gestion MQTT : réception des vpiv sur des topics spécifiques selon les branches : A (destinataire arduino mega), <text:span text:style-name="T45">tasker (Cat :Appli de vpiv), traitement termux de sensors. Ce qui génère ensuite des traitements parallèles car SP est le seul décisionaire donc on a :<text:line-break/>A ↔ SP et Tasker(CAT : Appli) ↔ SP et SE (Termux Sensors) ↔ SP.</text:span></text:p>
      <text:p text:style-name="P49"/>
      <text:p text:style-name="P50">### Description des branches « parallèles » :</text:p>
      <text:p text:style-name="P51"/>
      <text:p text:style-name="P51">A (arduino mega) ↔ <text:s text:c="2"/>échange de données via VPIV par <text:s/>port USB C du smartphone SE ↔ <text:s/>MQTT ↔ <text:s/>SP.</text:p>
      <text:p text:style-name="P51"/>
      <text:p text:style-name="P49">TASKER (SE) pour gestion appli android <text:span text:style-name="T44">(zoom, babyPhone,…(TTS ? STT?))</text:span>↔ VPIV ↔ <text:s/>MQTT ↔ <text:s/>SP. </text:p>
      <text:p text:style-name="P48"/>
      <text:p text:style-name="P50">TERMUX sensors ↔ <text:span text:style-name="T46">VPIV ↔ MQTT ↔ SP</text:span></text:p>
      <text:p text:style-name="P46"/>
      <text:p text:style-name="P52">* <text:span text:style-name="T48">arborescence de SE</text:span></text:p>
      <text:p text:style-name="P52"><text:span text:style-name="T48">chemin</text:span> de SE sur mon PC : <text:line-break/>C:\Users\Vincent.VINCENTPHACER\Documents\ProjetRZ tel <text:s/>que visible dans visual studio code <text:soft-page-break/>(je n’ai pas repris la partie node-red et arduino de l’appli qui ne sont pas traité ici . <text:line-break/></text:p>
      <text:p text:style-name="P46"/>
      <text:p text:style-name="P53">Le clone de cet arborescence se trouve sur mon smartphone (et garde cela toujours comme ref dans <text:span text:style-name="T48">le chemin </text:span> : /data/data/com.termux/files/home/scripts_RZ_SE/termux pour la branche termux et /tasker pour la branche tasker.</text:p>
      <text:p text:style-name="P46">** <text:span text:style-name="T48">arborescence </text:span></text:p>
      <text:p text:style-name="P52"><text:span text:style-name="T48">note : </text:span>Les fichiers notés old_ … étaient des fichiers d’une version perdu , j’essaie maintenant de m’en tenir à la version sur la quelle nous échangeons .<text:line-break/></text:p>
      <text:p text:style-name="P46">+---tasker</text:p>
      <text:p text:style-name="P46">| <text:s text:c="2"/>| <text:s text:c="2"/>rz_facial_scene.sh</text:p>
      <text:p text:style-name="P46">| <text:s text:c="2"/>| <text:s text:c="2"/>rz_launch_app.sh</text:p>
      <text:p text:style-name="P46">| <text:s text:c="2"/>|</text:p>
      <text:p text:style-name="P46">| <text:s text:c="2"/>+---Profiles</text:p>
      <text:p text:style-name="P46">| <text:s text:c="2"/>| <text:s text:c="2"/>| <text:s text:c="2"/>rz_apps_manager.xml</text:p>
      <text:p text:style-name="P46">| <text:s text:c="2"/>| <text:s text:c="2"/>| <text:s text:c="2"/>rz_tts_task.xml</text:p>
      <text:p text:style-name="P46">| <text:s text:c="2"/>| <text:s text:c="2"/>| <text:s text:c="2"/>rz_zoom_profile.xml</text:p>
      <text:p text:style-name="P46">| <text:s text:c="2"/>| <text:s text:c="2"/>|</text:p>
      <text:p text:style-name="P46">| <text:s text:c="2"/>| <text:s text:c="2"/>\---rz_facial_expressions</text:p>
      <text:p text:style-name="P46">| <text:s text:c="2"/>| <text:s text:c="10"/>angry.xml</text:p>
      <text:p text:style-name="P46">| <text:s text:c="2"/>| <text:s text:c="10"/>neutral.xml</text:p>
      <text:p text:style-name="P46">| <text:s text:c="2"/>| <text:s text:c="10"/>smile.xml</text:p>
      <text:p text:style-name="P46">| <text:s text:c="2"/>|</text:p>
      <text:p text:style-name="P46">| <text:s text:c="2"/>\---scripts</text:p>
      <text:p text:style-name="P46">+---termux</text:p>
      <text:p text:style-name="P46">| <text:s text:c="2"/>| <text:s text:c="2"/>.env</text:p>
      <text:p text:style-name="P46">| <text:s text:c="2"/>|</text:p>
      <text:p text:style-name="P46">| <text:s text:c="2"/>+---config</text:p>
      <text:p text:style-name="P46">| <text:s text:c="2"/>| <text:s text:c="6"/>courant_init.sh</text:p>
      <text:p text:style-name="P46">| <text:s text:c="2"/>| <text:s text:c="6"/>global.json</text:p>
      <text:p text:style-name="P46">| <text:s text:c="2"/>| <text:s text:c="6"/>old_mqtt_config.json</text:p>
      <text:p text:style-name="P46">| <text:s text:c="2"/>| <text:s text:c="6"/>old_rz_vars.json</text:p>
      <text:p text:style-name="P46">| <text:s text:c="2"/>| <text:s text:c="6"/>original_init.sh</text:p>
      <text:p text:style-name="P46">| <text:s text:c="2"/>|</text:p>
      <text:p text:style-name="P46">| <text:s text:c="2"/>+---docs</text:p>
      <text:p text:style-name="P46">| <text:s text:c="2"/>| <text:s text:c="6"/>api_vpiv.md</text:p>
      <text:p text:style-name="P46">| <text:s text:c="2"/>| <text:s text:c="6"/>architecture.md</text:p>
      <text:p text:style-name="P46">| <text:s text:c="2"/>| <text:s text:c="6"/>installation.md</text:p>
      <text:p text:style-name="P46">| <text:s text:c="2"/>|</text:p>
      <text:p text:style-name="P46">| <text:s text:c="2"/>+---install</text:p>
      <text:p text:style-name="P46">| <text:s text:c="2"/>| <text:s text:c="6"/>README.md</text:p>
      <text:p text:style-name="P46">| <text:s text:c="2"/>| <text:s text:c="6"/>setup_python.sh</text:p>
      <text:p text:style-name="P46">| <text:s text:c="2"/>| <text:s text:c="6"/>setup_termux.sh</text:p>
      <text:p text:style-name="P46">| <text:s text:c="2"/>|</text:p>
      <text:p text:style-name="P46">| <text:s text:c="2"/>+---scripts</text:p>
      <text:p text:style-name="P46">| <text:s text:c="2"/>| <text:s text:c="2"/>+---core</text:p>
      <text:p text:style-name="P46">| <text:s text:c="2"/>| <text:s text:c="2"/>| <text:s text:c="6"/>mqtt_bridge.py</text:p>
      <text:p text:style-name="P46">| <text:s text:c="2"/>| <text:s text:c="2"/>| <text:s text:c="6"/>rz-state_manager.sh</text:p>
      <text:p text:style-name="P46">| <text:s text:c="2"/>| <text:s text:c="2"/>| <text:s text:c="6"/>rz_state-manager.sh</text:p>
      <text:p text:style-name="P46">| <text:s text:c="2"/>| <text:s text:c="2"/>| <text:s text:c="6"/>rz_vpiv_parser.sh</text:p>
      <text:p text:style-name="P46">| <text:s text:c="2"/>| <text:s text:c="2"/>|</text:p>
      <text:p text:style-name="P46"><text:soft-page-break/>| <text:s text:c="2"/>| <text:s text:c="2"/>+---sensors</text:p>
      <text:p text:style-name="P46">| <text:s text:c="2"/>| <text:s text:c="2"/>| <text:s text:c="2"/>+---cam</text:p>
      <text:p text:style-name="P46">| <text:s text:c="2"/>| <text:s text:c="2"/>| <text:s text:c="2"/>| <text:s text:c="6"/>cam_config.json</text:p>
      <text:p text:style-name="P46">| <text:s text:c="2"/>| <text:s text:c="2"/>| <text:s text:c="2"/>| <text:s text:c="6"/>rz_old_camera_manager.sh</text:p>
      <text:p text:style-name="P46">| <text:s text:c="2"/>| <text:s text:c="2"/>| <text:s text:c="2"/>|</text:p>
      <text:p text:style-name="P46">| <text:s text:c="2"/>| <text:s text:c="2"/>| <text:s text:c="2"/>+---gyro</text:p>
      <text:p text:style-name="P46">| <text:s text:c="2"/>| <text:s text:c="2"/>| <text:s text:c="2"/>| <text:s text:c="6"/>gyro_config.json</text:p>
      <text:p text:style-name="P46">| <text:s text:c="2"/>| <text:s text:c="2"/>| <text:s text:c="2"/>| <text:s text:c="6"/>rz_gyro_manager.sh</text:p>
      <text:p text:style-name="P46">| <text:s text:c="2"/>| <text:s text:c="2"/>| <text:s text:c="2"/>|</text:p>
      <text:p text:style-name="P46">| <text:s text:c="2"/>| <text:s text:c="2"/>| <text:s text:c="2"/>+---light</text:p>
      <text:p text:style-name="P46">| <text:s text:c="2"/>| <text:s text:c="2"/>| <text:s text:c="2"/>| <text:s text:c="6"/>rz_light_reader.sh</text:p>
      <text:p text:style-name="P46">| <text:s text:c="2"/>| <text:s text:c="2"/>| <text:s text:c="2"/>|</text:p>
      <text:p text:style-name="P46">| <text:s text:c="2"/>| <text:s text:c="2"/>| <text:s text:c="2"/>+---Mg</text:p>
      <text:p text:style-name="P46">| <text:s text:c="2"/>| <text:s text:c="2"/>| <text:s text:c="2"/>| <text:s text:c="6"/>rz_mg_manager.sh</text:p>
      <text:p text:style-name="P46">| <text:s text:c="2"/>| <text:s text:c="2"/>| <text:s text:c="2"/>|</text:p>
      <text:p text:style-name="P46">| <text:s text:c="2"/>| <text:s text:c="2"/>| <text:s text:c="2"/>+---mic</text:p>
      <text:p text:style-name="P46">| <text:s text:c="2"/>| <text:s text:c="2"/>| <text:s text:c="2"/>| <text:s text:c="6"/>old_mic_config.json</text:p>
      <text:p text:style-name="P46">| <text:s text:c="2"/>| <text:s text:c="2"/>| <text:s text:c="2"/>| <text:s text:c="6"/>old_rz_balayage_sonore.sh</text:p>
      <text:p text:style-name="P46">| <text:s text:c="2"/>| <text:s text:c="2"/>| <text:s text:c="2"/>| <text:s text:c="6"/>rz_microse_manager.sh</text:p>
      <text:p text:style-name="P46">| <text:s text:c="2"/>| <text:s text:c="2"/>| <text:s text:c="2"/>|</text:p>
      <text:p text:style-name="P46">| <text:s text:c="2"/>| <text:s text:c="2"/>| <text:s text:c="2"/>+---stt</text:p>
      <text:p text:style-name="P46">| <text:s text:c="2"/>| <text:s text:c="2"/>| <text:s text:c="2"/>| <text:s text:c="6"/>old_rz_stt_listener.sh</text:p>
      <text:p text:style-name="P46">| <text:s text:c="2"/>| <text:s text:c="2"/>| <text:s text:c="2"/>| <text:s text:c="6"/>old_rz_stt_processor.sh</text:p>
      <text:p text:style-name="P46">| <text:s text:c="2"/>| <text:s text:c="2"/>| <text:s text:c="2"/>| <text:s text:c="6"/>old_stt_config.json</text:p>
      <text:p text:style-name="P46">| <text:s text:c="2"/>| <text:s text:c="2"/>| <text:s text:c="2"/>| <text:s text:c="6"/>rz_stt_handler.sh</text:p>
      <text:p text:style-name="P46">| <text:s text:c="2"/>| <text:s text:c="2"/>| <text:s text:c="2"/>| <text:s text:c="6"/>rz_stt_manager.sh</text:p>
      <text:p text:style-name="P46">| <text:s text:c="2"/>| <text:s text:c="2"/>| <text:s text:c="2"/>| <text:s text:c="6"/>stt_catalog.json</text:p>
      <text:p text:style-name="P46">| <text:s text:c="2"/>| <text:s text:c="2"/>| <text:s text:c="2"/>|</text:p>
      <text:p text:style-name="P46">| <text:s text:c="2"/>| <text:s text:c="2"/>| <text:s text:c="2"/>\---sys</text:p>
      <text:p text:style-name="P46">| <text:s text:c="2"/>| <text:s text:c="2"/>| <text:s text:c="10"/>old_rz_sys_monitor.sh</text:p>
      <text:p text:style-name="P46">| <text:s text:c="2"/>| <text:s text:c="2"/>| <text:s text:c="10"/>old_sys_config.json</text:p>
      <text:p text:style-name="P46">| <text:s text:c="2"/>| <text:s text:c="2"/>|</text:p>
      <text:p text:style-name="P46">| <text:s text:c="2"/>| <text:s text:c="2"/>+---tests</text:p>
      <text:p text:style-name="P46">| <text:s text:c="2"/>| <text:s text:c="2"/>| <text:s text:c="6"/>old_test_mqtt.py</text:p>
      <text:p text:style-name="P46">| <text:s text:c="2"/>| <text:s text:c="2"/>| <text:s text:c="6"/>old_test_stt.sh</text:p>
      <text:p text:style-name="P46">| <text:s text:c="2"/>| <text:s text:c="2"/>| <text:s text:c="6"/>test_gyro_simulator.sh</text:p>
      <text:p text:style-name="P46">| <text:s text:c="2"/>| <text:s text:c="2"/>| <text:s text:c="6"/>test_mg_simulator.sh</text:p>
      <text:p text:style-name="P46">| <text:s text:c="2"/>| <text:s text:c="2"/>|</text:p>
      <text:p text:style-name="P46">| <text:s text:c="2"/>| <text:s text:c="2"/>\---utils</text:p>
      <text:p text:style-name="P46">| <text:s text:c="2"/>| <text:s text:c="10"/>check_config.sh</text:p>
      <text:p text:style-name="P46">| <text:s text:c="2"/>| <text:s text:c="10"/>old_error_handler.sh</text:p>
      <text:p text:style-name="P46">| <text:s text:c="2"/>| <text:s text:c="10"/>old_logger.sh</text:p>
      <text:p text:style-name="P46">| <text:s text:c="2"/>|</text:p>
      <text:p text:style-name="P46">| <text:s text:c="2"/>\---services</text:p>
      <text:p text:style-name="P46">\---tools</text:p>
      <text:p text:style-name="P46"><text:s text:c="4"/>+---backup</text:p>
      <text:p text:style-name="P46"><text:s text:c="4"/>\---deploy</text:p>
      <text:p text:style-name="P46"/>
      <text:p text:style-name="P46"/>
      <text:p text:style-name="P46"><text:span text:style-name="T29">* </text:span><text:span text:style-name="T48">Les fichiers actuels</text:span></text:p>
      <text:p text:style-name="P54">Je te les passe après réception par toi de cet envoi. Mon objectifs immédiat est que l’on parte sur les mêmes bases, les mêmes règles, les mêmes descriptifs pour la suite du développement des modules <text:soft-page-break/>de SE (STT, micros, voice, … ) et sur le développement concomitant de la table A).<text:line-break/>Et si mon envoie n’est pas claire pour la poursuite de la réflexion dit le !</text:p>
      <text:p text:style-name="P46"/>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Mono2" svg:font-family="'Liberation Mono', 'Courier New', 'DejaVu Sans Mono', 'Lucida Sans Typewriter'"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ar_20_défaut" style:display-name="Par défaut"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Mono2" style:font-family-complex="'Liberation Mono', 'Courier New', 'DejaVu Sans Mono', 'Lucida Sans Typewriter'" style:font-family-generic-complex="system" style:font-pitch-complex="variable" style:font-size-complex="12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3T07:27:14.792545100</meta:creation-date>
    <dc:date>2026-02-11T16:31:49.648167600</dc:date>
    <meta:editing-duration>P7DT1H41M8S</meta:editing-duration>
    <meta:editing-cycles>2</meta:editing-cycles>
    <meta:generator>LibreOffice/26.2.0.3$Windows_X86_64 LibreOffice_project/620$Build-3</meta:generator>
    <meta:document-statistic meta:table-count="0" meta:image-count="0" meta:object-count="0" meta:page-count="9" meta:paragraph-count="246" meta:word-count="2263" meta:character-count="13689" meta:non-whitespace-character-count="11042"/>
  </office:meta>
</office:document-meta>
</file>